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 Descrtiption: Compiler with Lex Yacc </text:p>
      <text:p text:style-name="Standard"/>
      <text:p text:style-name="Standard">q1. Removes whitespace and comments from source code of the language we were given.</text:p>
      <text:p text:style-name="Standard">q2. Checks source code for errors, so that the user can fix the error.</text:p>
      <text:p text:style-name="Standard">q3. C++ Code Generation from CFG language </text:p>
      <text:p text:style-name="Standard"/>
      <text:p text:style-name="Standard">CFG Rules:</text:p>
      <text:p text:style-name="Standard">&lt;start&gt; -&gt; PROGRAM&lt;pname&gt;; VAR ,dec-list&gt;; BEGIN &lt;stat-list&gt; END.</text:p>
      <text:p text:style-name="Standard">&lt;pname&gt; <text:s text:c="4"/>-&gt; &lt;id&gt;</text:p>
      <text:p text:style-name="Standard">&lt;id&gt; <text:s text:c="7"/>-&gt; &lt;letter&gt;{&lt;letter&gt;|&lt;digit&gt;}</text:p>
      <text:p text:style-name="Standard">&lt;dec-list&gt; <text:s/>-&gt; &lt;dec&gt; : &lt;type&gt;</text:p>
      <text:p text:style-name="Standard">&lt;dec&gt; <text:s text:c="6"/>-&gt; &lt;id&gt;, &lt;dec&gt; | &lt;id&gt;</text:p>
      <text:p text:style-name="Standard"/>
      <text:p text:style-name="Standard">&lt;stat-list&gt; -&gt; &lt;stat&gt;; | &lt;stat&gt;; &lt;stat-list&gt;</text:p>
      <text:p text:style-name="Standard">&lt;stat&gt; <text:s text:c="5"/>-&gt; &lt;print&gt; | &lt;assign&gt;</text:p>
      <text:p text:style-name="Standard">&lt;print&gt; <text:s text:c="4"/>-&gt; PRINT (&lt;output&gt;)</text:p>
      <text:p text:style-name="Standard">&lt;output&gt; <text:s text:c="3"/>-&gt; [“string”,} &lt;id&gt;</text:p>
      <text:p text:style-name="Standard">&lt;assign&gt; <text:s text:c="3"/>-&gt; &lt;id&gt; = &lt;expr&gt;</text:p>
      <text:p text:style-name="Standard"/>
      <text:p text:style-name="Standard">&lt;expr&gt; <text:s text:c="5"/>-&gt; &lt;term&gt; | &lt;expr&gt; + &lt;term&gt; | &lt;expr&gt; - &lt;term&gt;</text:p>
      <text:p text:style-name="Standard">&lt;term&gt; <text:s text:c="5"/>-&gt; &lt;term&gt; * &lt;factor&gt; | &lt;term&gt; / &lt;factor&gt; | &lt;factor&gt;</text:p>
      <text:p text:style-name="Standard">&lt;factor&gt; <text:s text:c="3"/>-&gt; &lt;id&gt; | &lt;number&gt; | &lt;( &lt;expr&gt; )</text:p>
      <text:p text:style-name="Standard">&lt;number&gt; <text:s text:c="3"/>-&gt; &lt;digit&gt;{&lt;digit&gt;}</text:p>
      <text:p text:style-name="Standard">&lt;type&gt; <text:s text:c="5"/>-&gt; INTEGER</text:p>
      <text:p text:style-name="Standard">&lt;digit&gt; <text:s text:c="4"/>-&gt; 0|1|2|…|9</text:p>
      <text:p text:style-name="Standard">&lt;letter&gt; <text:s text:c="3"/>-&gt; a|b|c|d|e|f</text:p>
      <text:p text:style-name="Standard"/>
      <text:p text:style-name="Standard"/>
      <text:p text:style-name="Standard">How to Compile: use linux terminal</text:p>
      <text:p text:style-name="Standard"/>
      <text:p text:style-name="Standard">q1:</text:p>
      <text:p text:style-name="Standard">1. make all </text:p>
      <text:p text:style-name="Standard">2. ./parse</text:p>
      <text:p text:style-name="Standard">input: myfile.txt</text:p>
      <text:p text:style-name="Standard">output: output.txt is created </text:p>
      <text:p text:style-name="Standard"/>
      <text:p text:style-name="Standard">q2. </text:p>
      <text:p text:style-name="Standard">1. ./compile_lex_yacc.sh</text:p>
      <text:p text:style-name="Standard">2. ./calc</text:p>
      <text:p text:style-name="Standard">output on terminal indicates if syntax errors exist. <text:s/>The user can manually fix the syntax errors.</text:p>
      <text:p text:style-name="Standard"/>
      <text:p text:style-name="Standard">q3. reads from output.txt and creates code.cpp</text:p>
      <text:p text:style-name="Standard">1. ./compile_lex_yacc.sh</text:p>
      <text:p text:style-name="Standard">2. ./calc</text:p>
      <text:p text:style-name="Standard">3. g++ code.cpp</text:p>
      <text:p text:style-name="Standard">4. ./a.out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3:01:41.669658816</meta:creation-date>
    <dc:date>2019-12-21T13:02:28.468252276</dc:date>
    <meta:editing-duration>PT48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2" meta:paragraph-count="37" meta:word-count="190" meta:character-count="1217" meta:non-whitespace-character-count="996"/>
  </office:meta>
</office:document-meta>
</file>